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écnicamente nadie puede ni debe leer esto, sin embargo es una forma de gritar en silencio, de descargar todo lo que siento, de expresar mis sentimientos y dejar en registro mis conclusiones. Vi a Dolly con otro y fue el punto de inflexión para dejar de esperar, ojalá deje de sufrir también. Hoy luego de casi dos años me repito aquello que no le digo a nadie, es la respuesta a la pregunta que me formulo todos los días. Porqué me dejó?, la respuesta está en mi, y es porque yo lo quise así, como todo lo que me pasa alrededor, por alguna razón que no entiendo tanto mi mente como mi cuerpo estaban <text:s/>en sincronía, escuchaban y analizaban cada cosa de ella, descubrieron anomalías que nunca habían vivido, desinterés, egoísmo, aprovechamiento, el enojo de mi parte no tardó en llegar, la furia se convirtió en adrenalina y mató la excitación. Sin embargo una parte de mi que en su mayoría es la que se vé, no se dió por vencido, <text:s/>y diplomáticamente hasta en forma humillante salvar la situación, no estoy acostumbrado a los fracasos, sin embargo el mal ya estaba <text:s/>hecho. Esa parte interna de mi hizo todo lo posible para que pase lo que pasó, sumado a la diferencia de edad de uma mujer mayor me sentí abrumado, por sus críticas de mi persona como padre, por mi falta de experiencia en una familia ya conformada con un hijo mayor. Sentí la apertura de puertas a una familia más, aquella que había destruido, si lo dije, crei que iba a formar otra vez una familia, ella se dio cuenta, sintió mi necesidad, mi baja de autoestima abrupta por poder cumplir con mi hija, mi ex mujer y con ellos, mi cuerpo estaba cansado, mi preocupación y estrés crecían ante sus amenazas terroristas de dejarme. Mi cuerpo ya no lo aguantaba más y me rendí a sus recomendaciones humillantes, tomándolas como propias, me hice ver pero no habia nada mal, sólo fui yo, que en el fondo quiso que pase lo que pasó. Siento triteza, dolor, bronca, porque a pesar de que ella realmente está con otro todavía le sigo llorando, y es que me culpo de lo que pasó, y no acepto que haya terminado así. Como siempre hay una excepción a la regla, en este caso FINAO, sin embargo tengo que entender que si esa parte de mi lo hizo apropósito por algo fué, pero porqué, porqué no me dejó vivir feliz, será porque se escapaban los ojos?, será porque estaba destruido y sólo miraba por su ventana?, será porque sólo hablaba de ella y sus cosas?, puede ser por un monetón de cosas, acá hubo un claro problema de comunicación, el mismo que tengo siempre, el que tuve en Cognizant, el que me hace reprimirme a mis pensamientos, el que hace que todo lo quiera solucionar sólo. El reconoció que me estaban excluyendo, que a su vez habia un desequilibrio en lo que estaba dando y lo que recibía, entre la diferencia de lo que me decían y lo que se veía, sus te quiero para mi eran un alivio al alma, sólo que no los creía, y se lo decía, hasta que un dia cuando se lo pregunté me dijo que claramente no lo hacía, que no me quería. Mi pregunta al dia de hoy es porqué decía que me queria si en verdad no era cierto, si de un dia para el otro me dijo que no. Mi cuerpo ya amotinado estaba rendido y no quería hacer esfuerzos para complacer a nadie, ni tenía ganas de complacerse a si mismo. Estaba triste, como mi alma, el miedo no tardó en congelarme las piernas, en hacerme temblar de la desesperación de que pudiera dejarme aquella persona que encontré de casualidad por la vida de forma muy indirecta y que juntaba todas la carácterísticas que busco en una mujer, con la gran excepción del egoismo y el egocentrismo.</text:p>
      <text:p text:style-name="Standard">Caí en un terrible dolor luego de que me dejara de forma inhumana por mensaje de texto, ya no habia dinero que me importara ni autoestima que quisera levantar, solo quería que no me deje, rogar y llorar de forma indignante para que diera marcha atrás. Ella como siempre me dijo no lo iba a hacer, nunca iba a dar marcha atrás, cosa que repitió hasta el último dia, en que pasé de ser “amor” a “Axel”, nunca odié tanto que dijeran mi nombre, nunca odie tanto los hola, los chau, los ok, los adiós. Finao quedó en el pasado, sólo a forma romántica lo mantengo visible para aquellos que comienzan a luchar con el fin de que crean en sí mismos para lograr sus objetivos, y mi conclusión sobre esto es que hay algunas cosas que no se pueden cambiar, no se puede cambiar como funcionan algunas estructuras internas, pero con el tiempo sí analizar y encontrar indicios de porqué funcionaron así, no se puede cambiar la maldad.</text:p>
      <text:p text:style-name="Standard">Hoy ya no les hablo más a ninguno de los dos, más aun viendo al otro tipo, y ellos aunque mantienen su cultura de no bloquear a nadie, de alguna manera lo hicieron, me bloquearon de sus vidas, y en forma torturante no me bloquearon realmente, cosa que hubiera preferido, no ver la última hora conexión de ella, o la forma de que yo mismo no pudiera enterearme nada de su vida, sin embargo el tiempo pasó y la imagen se hizo pública. Mi ánimo se derrubó junto con la mentira <text:soft-page-break/>de su hijo, esa que decía que la madre estuvo sola todo el año, es claro que no puedo culpar a su hijo de cubrir a la madre, soy realista, pero no bloquearme cuando yo mismo lo pedí, lo supliqué, no me escucharon y siguieron su vida como si yo nunca hubiera existido, con frases como “no existe pasado, ni futuro, sólo presente...”, ésas de las cuales no creo en nada, aquellas que pienso son para aprovecharse del momento de los otros y no reconocer el esfuerzo que hizo el otro por uno. Ya no quiro romper todo, pero tampoco quiero querer a otros, porque no sabría como hacerlo, mi objetivo es acercarme a mi hija más, y en algún momento de mi vida aparecerá alguna mujer que me guste físicamente y sea buena persona. Hoy mi dilema está en descubrir si el autoboicot es beneficioso o no para mi. Porqué lo hago?, porqué lo hice con Dolly?, porqué lo hice en el examen de la AFIP?, será porque tengo un problema claro de autoridad?, será porque estoy tan acostumbrado a ser solitario pero no estar solo emocionalmente que me opongo a cualquier autoridad?, será porque n su momento en la máxima expresión de autoridad como el ejército estuve directamente opuesto a mi jefe de pelotón? De que luché a mi manera sin darme por vencido y lo vencí en su objetivo de que me fuera de baja? Ése que dijo que me iba a cagar la vida, que no se iba a rendir hasta que yo no me fuera de baja, siento que un poco la mano viene por ahí, por mis logros ante la injusticia, pero qué es justo y qué es injusto?, no es injusto trabajar en la AFIP, no lo es, y porqué lo hice entonces?. Nada me venció nunca, sin embargo en ésta caí, las lágrimas se me estan secando, mi autoestima muy, pero muy de a poco está volviendo a subir, sin embargo éstas son preguntas que todavía no pude responder, y ojalá algun dia pueda volver a disfrutar de ver Netflix sin sociarlo con ella, o mirar al corsa sin sentir dolor, fueron los dos meses más fuertes de mi vida, ahí aprendí que el tiempo para unos no es lo mismo que para otros, y que la entrega de amor es posible unilateralmente aunque el otro no lo haga. Entre la depresión de mi madre, su mal carácter, su eterna querida de llamar la atención por cualquier cosa, lo cual reconozco que me asemejo tristemente y que hoy estoy intentando modificar, junto con mi ansiedad aquella que hace no mucho aprendí a controlar pero con verla a ella con otro me desató sin control, queriendo impedirlo pero no pudiendo hacer nada, destruyéndome en silencio y acosándome a cada segundo, amenazando con no irse. Me sentí vulnerado, humillado a pesar de que ya hacia un año y medio no eramos pareja. El tiempo para el hombre es una variable subjetiva.</text:p>
      <text:p text:style-name="Standard"/>
      <text:p text:style-name="Standard">Ax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xel Berlot</meta:initial-creator>
    <meta:creation-date>2019-11-20T10:27:06.52</meta:creation-date>
    <dc:date>2019-11-20T12:08:57.43</dc:date>
    <dc:creator>axel Berlot</dc:creator>
    <meta:editing-duration>PT52M17S</meta:editing-duration>
    <meta:editing-cycles>7</meta:editing-cycles>
    <meta:generator>OpenOffice/4.0.1$Win32 OpenOffice.org_project/401m5$Build-9714</meta:generator>
    <meta:document-statistic meta:table-count="0" meta:image-count="0" meta:object-count="0" meta:page-count="2" meta:paragraph-count="4" meta:word-count="1421" meta:character-count="7630"/>
  </office:meta>
</office:document-meta>
</file>